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enlo, Monaco, Consolas, 'Couri" svg:font-family="Menlo, Monaco, Consolas, 'Couri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ourceText" style:family="text">
      <style:text-properties style:font-name="Menlo, Monaco, Consolas, 'Couri" fo:color="#333333" fo:font-size="9.5pt" style:font-size-asian="9.5pt"/>
    </style:style>
  </office:automatic-styles>
  <office:body>
    <office:text text:use-soft-page-breaks="true">
      <text:p text:style-name="P1">[DELETED]</text:p>
      <text:p text:style-name="Standard">[<text:span text:style-name="T2">2024-09-01 11:10:37]</text:span></text:p>
      <text:p text:style-name="Standard">From: shadow1@darkmail.com</text:p>
      <text:p text:style-name="Standard">To: ghost@securemail.net</text:p>
      <text:p text:style-name="Standard">Subject: Re: The Plan</text:p>
      <text:p text:style-name="Standard"/>
      <text:p text:style-name="Standard">Hey Ghost,</text:p>
      <text:p text:style-name="Standard"/>
      <text:p text:style-name="Standard">Everything is set for the operation. I’ve made some final adjustments to the plan. The archive you asked for, with all the details, is stored in the file `Plan.zip`. I’ve deleted it from my end for security reasons. Remember, the password for the archive is `Phantom$123`. Don’t forget to clear your tracks after downloading. AND DELETE THIS EMAIL.</text:p>
      <text:p text:style-name="Standard"/>
      <text:p text:style-name="Standard">We’ll meet after the hack, the details are also in the archive, make sure no one follows you.</text:p>
      <text:p text:style-name="Standard"/>
      <text:p text:style-name="Standard">Shadow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enlo, Monaco, Consolas, 'Couri" svg:font-family="Menlo, Monaco, Consolas, 'Couri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lake Senn</dc:creator>
    <meta:creation-date>2024-09-02T14:29:00Z</meta:creation-date>
    <dc:date>2025-09-23T05:37:00Z</dc:date>
    <meta:template xlink:href="Normal" xlink:type="simple"/>
    <meta:editing-cycles>1</meta:editing-cycles>
    <meta:editing-duration>PT360S</meta:editing-duration>
    <meta:document-statistic meta:page-count="1" meta:paragraph-count="1" meta:word-count="85" meta:character-count="571" meta:row-count="4" meta:non-whitespace-character-count="487"/>
  </office:meta>
</office:document-meta>
</file>